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956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BUTTERFLY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BUTTERFL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BUTTERFLY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BUTTERFLY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BUTTERFLY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35656" calcext:value-type="float">
            <text:p>35656</text:p>
          </table:table-cell>
          <table:table-cell table:style-name="ce9" office:value-type="float" office:value="18029" calcext:value-type="float">
            <text:p>18029</text:p>
          </table:table-cell>
          <table:table-cell table:style-name="ce9" office:value-type="float" office:value="12343" calcext:value-type="float">
            <text:p>12343</text:p>
          </table:table-cell>
          <table:table-cell table:style-name="ce9" office:value-type="float" office:value="9732" calcext:value-type="float">
            <text:p>973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35656" calcext:value-type="float">
            <text:p>35656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8029" calcext:value-type="float">
            <text:p>18029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2343" calcext:value-type="float">
            <text:p>12343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9732" calcext:value-type="float">
            <text:p>973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1938859834664" calcext:value-type="float">
            <text:p>1.938859834664E-03</text:p>
          </table:table-cell>
          <table:table-cell table:style-name="ce2" office:value-type="float" office:value="0.003534046223178" calcext:value-type="float">
            <text:p>3.534046223178E-03</text:p>
          </table:table-cell>
          <table:table-cell table:style-name="ce2" office:value-type="float" office:value="0.004846582536157" calcext:value-type="float">
            <text:p>4.846582536157E-03</text:p>
          </table:table-cell>
          <table:table-cell table:style-name="ce2" office:value-type="float" office:value="0.005851472692902" calcext:value-type="float">
            <text:p>5.851472692902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938859834664" calcext:value-type="float">
            <text:p>1.93885983466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3534046223178" calcext:value-type="float">
            <text:p>3.534046223178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4846582536157" calcext:value-type="float">
            <text:p>4.846582536157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851472692902" calcext:value-type="float">
            <text:p>5.851472692902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356.074850687" calcext:value-type="float">
            <text:p>3.560748506870E+02</text:p>
          </table:table-cell>
          <table:table-cell table:style-name="ce2" office:value-type="float" office:value="356.0738974072" calcext:value-type="float">
            <text:p>3.560738974072E+02</text:p>
          </table:table-cell>
          <table:table-cell table:style-name="ce2" office:value-type="float" office:value="356.0730284349" calcext:value-type="float">
            <text:p>3.560730284349E+02</text:p>
          </table:table-cell>
          <table:table-cell table:style-name="ce2" office:value-type="float" office:value="356.0734306512" calcext:value-type="float">
            <text:p>3.560734306512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4850687" calcext:value-type="float">
            <text:p>3.56074850687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38974072" calcext:value-type="float">
            <text:p>3.56073897407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30284349" calcext:value-type="float">
            <text:p>3.56073028434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34306512" calcext:value-type="float">
            <text:p>3.560734306512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356.0747025702" calcext:value-type="float">
            <text:p>3.560747025702E+02</text:p>
          </table:table-cell>
          <table:table-cell table:style-name="ce2" office:value-type="float" office:value="356.0737108999" calcext:value-type="float">
            <text:p>3.560737108999E+02</text:p>
          </table:table-cell>
          <table:table-cell table:style-name="ce2" office:value-type="float" office:value="356.0727930088" calcext:value-type="float">
            <text:p>3.560727930088E+02</text:p>
          </table:table-cell>
          <table:table-cell table:style-name="ce2" office:value-type="float" office:value="356.0731526728" calcext:value-type="float">
            <text:p>3.560731526728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47025702" calcext:value-type="float">
            <text:p>3.56074702570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37108999" calcext:value-type="float">
            <text:p>3.560737108999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27930088" calcext:value-type="float">
            <text:p>3.560727930088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56.0731526728" calcext:value-type="float">
            <text:p>3.560731526728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001481168304736" calcext:value-type="float">
            <text:p>1.481168304736E-04</text:p>
          </table:table-cell>
          <table:table-cell table:style-name="ce2" office:value-type="float" office:value="0.0001865072539431" calcext:value-type="float">
            <text:p>1.865072539431E-04</text:p>
          </table:table-cell>
          <table:table-cell table:style-name="ce2" office:value-type="float" office:value="0.0002354260789161" calcext:value-type="float">
            <text:p>2.354260789161E-04</text:p>
          </table:table-cell>
          <table:table-cell table:style-name="ce2" office:value-type="float" office:value="0.0002779783607707" calcext:value-type="float">
            <text:p>2.779783607707E-0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481168304736" calcext:value-type="float">
            <text:p>1.481168304736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865072539431" calcext:value-type="float">
            <text:p>1.86507253943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354260789161" calcext:value-type="float">
            <text:p>2.354260789161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2779783607707" calcext:value-type="float">
            <text:p>2.779783607707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004159710526812" calcext:value-type="float">
            <text:p>4.159710526812E-05</text:p>
          </table:table-cell>
          <table:table-cell table:style-name="ce2" office:value-type="float" office:value="0.00005237880543932" calcext:value-type="float">
            <text:p>5.237880543932E-05</text:p>
          </table:table-cell>
          <table:table-cell table:style-name="ce2" office:value-type="float" office:value="0.00006611735799" calcext:value-type="float">
            <text:p>6.611735799000E-05</text:p>
          </table:table-cell>
          <table:table-cell table:style-name="ce2" office:value-type="float" office:value="0.00007806770650153" calcext:value-type="float">
            <text:p>7.806770650153E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159710526812" calcext:value-type="float">
            <text:p>4.159710526812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237880543932" calcext:value-type="float">
            <text:p>5.237880543932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6611735799" calcext:value-type="float">
            <text:p>6.611735799000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7806770650153" calcext:value-type="float">
            <text:p>7.806770650153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22.12404302532" calcext:value-type="float">
            <text:p>2.212404302532E+01</text:p>
          </table:table-cell>
          <table:table-cell table:style-name="ce2" office:value-type="float" office:value="22.12055105865" calcext:value-type="float">
            <text:p>2.212055105865E+01</text:p>
          </table:table-cell>
          <table:table-cell table:style-name="ce2" office:value-type="float" office:value="22.11618559661" calcext:value-type="float">
            <text:p>2.211618559661E+01</text:p>
          </table:table-cell>
          <table:table-cell table:style-name="ce2" office:value-type="float" office:value="22.11929011631" calcext:value-type="float">
            <text:p>2.211929011631E+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2.12404302532" calcext:value-type="float">
            <text:p>2.212404302532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2.12055105865" calcext:value-type="float">
            <text:p>2.212055105865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2.11618559661" calcext:value-type="float">
            <text:p>2.211618559661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22.11929011631" calcext:value-type="float">
            <text:p>2.211929011631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1758667624644" calcext:value-type="float">
            <text:p>1.758667624644E-04</text:p>
          </table:table-cell>
          <table:table-cell table:style-name="ce2" office:value-type="float" office:value="0.0006462621773264" calcext:value-type="float">
            <text:p>6.462621773264E-04</text:p>
          </table:table-cell>
          <table:table-cell table:style-name="ce2" office:value-type="float" office:value="0.00129893207359" calcext:value-type="float">
            <text:p>1.298932073590E-03</text:p>
          </table:table-cell>
          <table:table-cell table:style-name="ce2" office:value-type="float" office:value="0.002003665777961" calcext:value-type="float">
            <text:p>2.003665777961E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758667624644" calcext:value-type="float">
            <text:p>1.75866762464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462621773264" calcext:value-type="float">
            <text:p>6.46262177326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29893207359" calcext:value-type="float">
            <text:p>1.29893207359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03665777961" calcext:value-type="float">
            <text:p>2.003665777961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9986673697574" calcext:value-type="float">
            <text:p>9.986673697574E-03</text:p>
          </table:table-cell>
          <table:table-cell table:style-name="ce2" office:value-type="float" office:value="0.01975115916392" calcext:value-type="float">
            <text:p>1.975115916392E-02</text:p>
          </table:table-cell>
          <table:table-cell table:style-name="ce2" office:value-type="float" office:value="0.02885051275603" calcext:value-type="float">
            <text:p>2.885051275603E-02</text:p>
          </table:table-cell>
          <table:table-cell table:style-name="ce2" office:value-type="float" office:value="0.03659165868371" calcext:value-type="float">
            <text:p>3.659165868371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86673697574" calcext:value-type="float">
            <text:p>9.98667369757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75115916392" calcext:value-type="float">
            <text:p>1.97511591639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885051275603" calcext:value-type="float">
            <text:p>2.88505127560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659165868371" calcext:value-type="float">
            <text:p>3.659165868371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9986669543407" calcext:value-type="float">
            <text:p>9.986669543407E-03</text:p>
          </table:table-cell>
          <table:table-cell table:style-name="ce2" office:value-type="float" office:value="0.0197511488185" calcext:value-type="float">
            <text:p>1.975114881850E-02</text:p>
          </table:table-cell>
          <table:table-cell table:style-name="ce2" office:value-type="float" office:value="0.02885049368083" calcext:value-type="float">
            <text:p>2.885049368083E-02</text:p>
          </table:table-cell>
          <table:table-cell table:style-name="ce2" office:value-type="float" office:value="0.03659163011744" calcext:value-type="float">
            <text:p>3.659163011744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986669543407" calcext:value-type="float">
            <text:p>9.986669543407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97511488185" calcext:value-type="float">
            <text:p>1.975114881850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885049368083" calcext:value-type="float">
            <text:p>2.885049368083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3659163011744" calcext:value-type="float">
            <text:p>3.659163011744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6205032400874" calcext:value-type="float">
            <text:p>6.205032400874E-04</text:p>
          </table:table-cell>
          <table:table-cell table:style-name="ce2" office:value-type="float" office:value="0.001227010819761" calcext:value-type="float">
            <text:p>1.227010819761E-03</text:p>
          </table:table-cell>
          <table:table-cell table:style-name="ce2" office:value-type="float" office:value="0.001791945032946" calcext:value-type="float">
            <text:p>1.791945032946E-03</text:p>
          </table:table-cell>
          <table:table-cell table:style-name="ce2" office:value-type="float" office:value="0.002273074721643" calcext:value-type="float">
            <text:p>2.273074721643E-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6205032400874" calcext:value-type="float">
            <text:p>6.20503240087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227010819761" calcext:value-type="float">
            <text:p>1.22701081976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791945032946" calcext:value-type="float">
            <text:p>1.79194503294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273074721643" calcext:value-type="float">
            <text:p>2.273074721643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4932457228003" calcext:value-type="float">
            <text:p>4.932457228003E-09</text:p>
          </table:table-cell>
          <table:table-cell table:style-name="ce2" office:value-type="float" office:value="0.00000003584769122068" calcext:value-type="float">
            <text:p>3.584769122068E-08</text:p>
          </table:table-cell>
          <table:table-cell table:style-name="ce2" office:value-type="float" office:value="0.0000001052448609294" calcext:value-type="float">
            <text:p>1.052448609294E-07</text:p>
          </table:table-cell>
          <table:table-cell table:style-name="ce2" office:value-type="float" office:value="0.0000002059054339699" calcext:value-type="float">
            <text:p>2.059054339699E-0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4932457228003" calcext:value-type="float">
            <text:p>4.932457228003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3584769122068" calcext:value-type="float">
            <text:p>3.584769122068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1052448609294" calcext:value-type="float">
            <text:p>1.05244860929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2059054339699" calcext:value-type="float">
            <text:p>2.059054339699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8"/>
          <table:table-cell table:style-name="ce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14.219218872" calcext:value-type="float">
            <text:p>14.219218872</text:p>
          </table:table-cell>
          <table:table-cell office:value-type="float" office:value="8.1882168602" calcext:value-type="float">
            <text:p>8.1882168602</text:p>
          </table:table-cell>
          <table:table-cell office:value-type="float" office:value="8.667691811" calcext:value-type="float">
            <text:p>8.667691811</text:p>
          </table:table-cell>
          <table:table-cell office:value-type="float" office:value="10.542664043" calcext:value-type="float">
            <text:p>10.54266404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14.219218872" calcext:value-type="float">
            <text:p>14.219218872</text:p>
          </table:table-cell>
          <table:table-cell office:value-type="string" calcext:value-type="string">
            <text:p>&amp;</text:p>
          </table:table-cell>
          <table:table-cell office:value-type="float" office:value="8.1882168602" calcext:value-type="float">
            <text:p>8.1882168602</text:p>
          </table:table-cell>
          <table:table-cell office:value-type="string" calcext:value-type="string">
            <text:p>&amp;</text:p>
          </table:table-cell>
          <table:table-cell office:value-type="float" office:value="8.667691811" calcext:value-type="float">
            <text:p>8.667691811</text:p>
          </table:table-cell>
          <table:table-cell office:value-type="string" calcext:value-type="string">
            <text:p>&amp;</text:p>
          </table:table-cell>
          <table:table-cell office:value-type="float" office:value="10.542664043" calcext:value-type="float">
            <text:p>10.54266404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4) BUTTERFLY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BUTTERFLY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TOTAL-INTERPOLATED-POINTS <text:s text:c="9"/></text:p>
          </table:table-cell>
          <table:table-cell table:style-name="ce2" office:value-type="float" office:value="35656" calcext:value-type="float">
            <text:p>3.5656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SUM-CHORD-ERROR-(mm) <text:s text:c="14"/></text:p>
          </table:table-cell>
          <table:table-cell table:style-name="ce2" office:value-type="float" office:value="0.001938859834664" calcext:value-type="float">
            <text:p>1.938859834664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BUTTERFLY SUM-CHORD-ERROR/TOT-INTERPOL-PNTS <text:s/>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SUM-ARC-LENGTH-(mm) <text:s text:c="15"/></text:p>
          </table:table-cell>
          <table:table-cell table:style-name="ce2" office:value-type="float" office:value="356.074850687" calcext:value-type="float">
            <text:p>3.56074850687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SUM-CHORD-LENGTH-(mm) <text:s text:c="13"/></text:p>
          </table:table-cell>
          <table:table-cell table:style-name="ce2" office:value-type="float" office:value="356.0747025702" calcext:value-type="float">
            <text:p>3.56074702570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DIFF-ARC-LENGTH-CHORD-LENGTH-(mm) <text:s/></text:p>
          </table:table-cell>
          <table:table-cell table:style-name="ce2" office:value-type="float" office:value="0.0001481168304736" calcext:value-type="float">
            <text:p>1.481168304736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PCNT-DIFF-ARC-CHORD-LENGTH <text:s text:c="8"/></text:p>
          </table:table-cell>
          <table:table-cell table:style-name="ce2" office:value-type="float" office:value="0.00004159710526812" calcext:value-type="float">
            <text:p>4.159710526812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SUM-CHORD-ERROR/SUM-CHORD-LENGTH <text:s text:c="2"/>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SUM-ARC-THETA-(rad) <text:s text:c="15"/></text:p>
          </table:table-cell>
          <table:table-cell table:style-name="ce2" office:value-type="float" office:value="22.12404302532" calcext:value-type="float">
            <text:p>2.212404302532E+01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BUTTERFLY SUM-ARC-AREA-(mm2) <text:s text:c="16"/></text:p>
          </table:table-cell>
          <table:table-cell table:style-name="ce2" office:value-type="float" office:value="0.0001758667624644" calcext:value-type="float">
            <text:p>1.758667624644E-04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BUTTERFLY SUM-ARC-AREA/SUM-CHORD-LENGTH <text:s text:c="5"/>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AVG-CHORD-ERROR-(mm) <text:s text:c="14"/></text:p>
          </table:table-cell>
          <table:table-cell table:style-name="ce2" office:value-type="float" office:value="0.00000005437834342068" calcext:value-type="float">
            <text:p>5.437834342068E-08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AVG-ARC-LENGTH-(mm) <text:s text:c="15"/></text:p>
          </table:table-cell>
          <table:table-cell table:style-name="ce2" office:value-type="float" office:value="0.009986673697574" calcext:value-type="float">
            <text:p>9.986673697574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BUTTERFLY AVG-CHORD-LENGTH-(mm) <text:s text:c="13"/></text:p>
          </table:table-cell>
          <table:table-cell table:style-name="ce2" office:value-type="float" office:value="0.009986669543407" calcext:value-type="float">
            <text:p>9.986669543407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AVG-ARC-THETA-(rad) <text:s text:c="15"/></text:p>
          </table:table-cell>
          <table:table-cell table:style-name="ce2" office:value-type="float" office:value="0.0006205032400874" calcext:value-type="float">
            <text:p>6.205032400874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BUTTERFLY AVG-ARC-AREA-(mm2) <text:s text:c="16"/></text:p>
          </table:table-cell>
          <table:table-cell table:style-name="ce2" office:value-type="float" office:value="0.000000004932457228003" calcext:value-type="float">
            <text:p>4.932457228003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5:41:31.99" calcext:value-type="date">
            <text:p>2023-10-05 15:41:31</text:p>
          </table:table-cell>
          <table:table-cell table:style-name="ce2" office:value-type="string" calcext:value-type="string">
            <text:p>Total program run duration <text:s/></text:p>
          </table:table-cell>
          <table:table-cell table:style-name="Default" office:value-type="string" calcext:value-type="string">
            <text:p><text:s/>14.219218872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TOTAL-INTERPOLATED-POINTS <text:s text:c="9"/></text:p>
          </table:table-cell>
          <table:table-cell table:style-name="ce2" office:value-type="float" office:value="18029" calcext:value-type="float">
            <text:p>1.8029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CHORD-ERROR-(mm) <text:s text:c="14"/></text:p>
          </table:table-cell>
          <table:table-cell table:style-name="ce2" office:value-type="float" office:value="0.003534046223178" calcext:value-type="float">
            <text:p>3.534046223178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CHORD-ERROR/TOT-INTERPOL-PNTS <text:s/>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ARC-LENGTH-(mm) <text:s text:c="15"/></text:p>
          </table:table-cell>
          <table:table-cell table:style-name="ce2" office:value-type="float" office:value="356.0738974072" calcext:value-type="float">
            <text:p>3.56073897407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CHORD-LENGTH-(mm) <text:s text:c="13"/></text:p>
          </table:table-cell>
          <table:table-cell table:style-name="ce2" office:value-type="float" office:value="356.0737108999" calcext:value-type="float">
            <text:p>3.56073710899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DIFF-ARC-LENGTH-CHORD-LENGTH-(mm) <text:s/></text:p>
          </table:table-cell>
          <table:table-cell table:style-name="ce2" office:value-type="float" office:value="0.0001865072539431" calcext:value-type="float">
            <text:p>1.865072539431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PCNT-DIFF-ARC-CHORD-LENGTH <text:s text:c="8"/></text:p>
          </table:table-cell>
          <table:table-cell table:style-name="ce2" office:value-type="float" office:value="0.00005237880543932" calcext:value-type="float">
            <text:p>5.237880543932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CHORD-ERROR/SUM-CHORD-LENGTH <text:s text:c="2"/>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ARC-THETA-(rad) <text:s text:c="15"/></text:p>
          </table:table-cell>
          <table:table-cell table:style-name="ce2" office:value-type="float" office:value="22.12055105865" calcext:value-type="float">
            <text:p>2.212055105865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ARC-AREA-(mm2) <text:s text:c="16"/></text:p>
          </table:table-cell>
          <table:table-cell table:style-name="ce2" office:value-type="float" office:value="0.0006462621773264" calcext:value-type="float">
            <text:p>6.462621773264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SUM-ARC-AREA/SUM-CHORD-LENGTH <text:s text:c="5"/>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AVG-CHORD-ERROR-(mm) <text:s text:c="14"/></text:p>
          </table:table-cell>
          <table:table-cell table:style-name="ce2" office:value-type="float" office:value="0.0000001960309642322" calcext:value-type="float">
            <text:p>1.960309642322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AVG-ARC-LENGTH-(mm) <text:s text:c="15"/></text:p>
          </table:table-cell>
          <table:table-cell table:style-name="ce2" office:value-type="float" office:value="0.01975115916392" calcext:value-type="float">
            <text:p>1.97511591639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AVG-CHORD-LENGTH-(mm) <text:s text:c="13"/></text:p>
          </table:table-cell>
          <table:table-cell table:style-name="ce2" office:value-type="float" office:value="0.0197511488185" calcext:value-type="float">
            <text:p>1.975114881850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AVG-ARC-THETA-(rad) <text:s text:c="15"/></text:p>
          </table:table-cell>
          <table:table-cell table:style-name="ce2" office:value-type="float" office:value="0.001227010819761" calcext:value-type="float">
            <text:p>1.22701081976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BUTTERFLY AVG-ARC-AREA-(mm2) <text:s text:c="16"/></text:p>
          </table:table-cell>
          <table:table-cell table:style-name="ce2" office:value-type="float" office:value="0.00000003584769122068" calcext:value-type="float">
            <text:p>3.584769122068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5:51:33.01" calcext:value-type="date">
            <text:p>2023-10-05 15:51:33</text:p>
          </table:table-cell>
          <table:table-cell table:style-name="ce2" office:value-type="string" calcext:value-type="string">
            <text:p>Total program run duration <text:s/></text:p>
          </table:table-cell>
          <table:table-cell table:style-name="Default" office:value-type="string" calcext:value-type="string">
            <text:p><text:s/>8.1882168602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TOTAL-INTERPOLATED-POINTS <text:s text:c="9"/></text:p>
          </table:table-cell>
          <table:table-cell table:style-name="ce2" office:value-type="float" office:value="12343" calcext:value-type="float">
            <text:p>1.2343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CHORD-ERROR-(mm) <text:s text:c="14"/></text:p>
          </table:table-cell>
          <table:table-cell table:style-name="ce2" office:value-type="float" office:value="0.004846582536157" calcext:value-type="float">
            <text:p>4.846582536157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CHORD-ERROR/TOT-INTERPOL-PNTS <text:s/>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ARC-LENGTH-(mm) <text:s text:c="15"/></text:p>
          </table:table-cell>
          <table:table-cell table:style-name="ce2" office:value-type="float" office:value="356.0730284349" calcext:value-type="float">
            <text:p>3.56073028434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CHORD-LENGTH-(mm) <text:s text:c="13"/></text:p>
          </table:table-cell>
          <table:table-cell table:style-name="ce2" office:value-type="float" office:value="356.0727930088" calcext:value-type="float">
            <text:p>3.56072793008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DIFF-ARC-LENGTH-CHORD-LENGTH-(mm) <text:s/></text:p>
          </table:table-cell>
          <table:table-cell table:style-name="ce2" office:value-type="float" office:value="0.0002354260789161" calcext:value-type="float">
            <text:p>2.354260789161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PCNT-DIFF-ARC-CHORD-LENGTH <text:s text:c="8"/></text:p>
          </table:table-cell>
          <table:table-cell table:style-name="ce2" office:value-type="float" office:value="0.00006611735799" calcext:value-type="float">
            <text:p>6.611735799000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CHORD-ERROR/SUM-CHORD-LENGTH <text:s text:c="2"/>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ARC-THETA-(rad) <text:s text:c="15"/></text:p>
          </table:table-cell>
          <table:table-cell table:style-name="ce2" office:value-type="float" office:value="22.11618559661" calcext:value-type="float">
            <text:p>2.211618559661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ARC-AREA-(mm2) <text:s text:c="16"/></text:p>
          </table:table-cell>
          <table:table-cell table:style-name="ce2" office:value-type="float" office:value="0.00129893207359" calcext:value-type="float">
            <text:p>1.298932073590E-0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SUM-ARC-AREA/SUM-CHORD-LENGTH <text:s text:c="5"/>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AVG-CHORD-ERROR-(mm) <text:s text:c="14"/></text:p>
          </table:table-cell>
          <table:table-cell table:style-name="ce2" office:value-type="float" office:value="0.0000003926902071104" calcext:value-type="float">
            <text:p>3.926902071104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AVG-ARC-LENGTH-(mm) <text:s text:c="15"/></text:p>
          </table:table-cell>
          <table:table-cell table:style-name="ce2" office:value-type="float" office:value="0.02885051275603" calcext:value-type="float">
            <text:p>2.88505127560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AVG-CHORD-LENGTH-(mm) <text:s text:c="13"/></text:p>
          </table:table-cell>
          <table:table-cell table:style-name="ce2" office:value-type="float" office:value="0.02885049368083" calcext:value-type="float">
            <text:p>2.88504936808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AVG-ARC-THETA-(rad) <text:s text:c="15"/></text:p>
          </table:table-cell>
          <table:table-cell table:style-name="ce2" office:value-type="float" office:value="0.001791945032946" calcext:value-type="float">
            <text:p>1.79194503294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BUTTERFLY AVG-ARC-AREA-(mm2) <text:s text:c="16"/></text:p>
          </table:table-cell>
          <table:table-cell table:style-name="ce2" office:value-type="float" office:value="0.0000001052448609294" calcext:value-type="float">
            <text:p>1.052448609294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5:57:25.19" calcext:value-type="date">
            <text:p>2023-10-05 15:57:25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8.667691811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TOTAL-INTERPOLATED-POINTS <text:s text:c="9"/></text:p>
          </table:table-cell>
          <table:table-cell table:style-name="ce2" office:value-type="float" office:value="9732" calcext:value-type="float">
            <text:p>9.732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CHORD-ERROR-(mm) <text:s text:c="14"/></text:p>
          </table:table-cell>
          <table:table-cell table:style-name="ce2" office:value-type="float" office:value="0.005851472692902" calcext:value-type="float">
            <text:p>5.851472692902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CHORD-ERROR/TOT-INTERPOL-PNTS <text:s/>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ARC-LENGTH-(mm) <text:s text:c="15"/></text:p>
          </table:table-cell>
          <table:table-cell table:style-name="ce2" office:value-type="float" office:value="356.0734306512" calcext:value-type="float">
            <text:p>3.560734306512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CHORD-LENGTH-(mm) <text:s text:c="13"/></text:p>
          </table:table-cell>
          <table:table-cell table:style-name="ce2" office:value-type="float" office:value="356.0731526728" calcext:value-type="float">
            <text:p>3.560731526728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DIFF-ARC-LENGTH-CHORD-LENGTH-(mm) <text:s/></text:p>
          </table:table-cell>
          <table:table-cell table:style-name="ce2" office:value-type="float" office:value="0.0002779783607707" calcext:value-type="float">
            <text:p>2.779783607707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PCNT-DIFF-ARC-CHORD-LENGTH <text:s text:c="8"/></text:p>
          </table:table-cell>
          <table:table-cell table:style-name="ce2" office:value-type="float" office:value="0.00007806770650153" calcext:value-type="float">
            <text:p>7.806770650153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CHORD-ERROR/SUM-CHORD-LENGTH <text:s text:c="2"/>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ARC-THETA-(rad) <text:s text:c="15"/></text:p>
          </table:table-cell>
          <table:table-cell table:style-name="ce2" office:value-type="float" office:value="22.11929011631" calcext:value-type="float">
            <text:p>2.211929011631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ARC-AREA-(mm2) <text:s text:c="16"/></text:p>
          </table:table-cell>
          <table:table-cell table:style-name="ce2" office:value-type="float" office:value="0.002003665777961" calcext:value-type="float">
            <text:p>2.003665777961E-0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SUM-ARC-AREA/SUM-CHORD-LENGTH <text:s text:c="5"/>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AVG-CHORD-ERROR-(mm) <text:s text:c="14"/></text:p>
          </table:table-cell>
          <table:table-cell table:style-name="ce2" office:value-type="float" office:value="0.0000006013228540645" calcext:value-type="float">
            <text:p>6.013228540645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AVG-ARC-LENGTH-(mm) <text:s text:c="15"/></text:p>
          </table:table-cell>
          <table:table-cell table:style-name="ce2" office:value-type="float" office:value="0.03659165868371" calcext:value-type="float">
            <text:p>3.659165868371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AVG-CHORD-LENGTH-(mm) <text:s text:c="13"/></text:p>
          </table:table-cell>
          <table:table-cell table:style-name="ce2" office:value-type="float" office:value="0.03659163011744" calcext:value-type="float">
            <text:p>3.659163011744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AVG-ARC-THETA-(rad) <text:s text:c="15"/></text:p>
          </table:table-cell>
          <table:table-cell table:style-name="ce2" office:value-type="float" office:value="0.002273074721643" calcext:value-type="float">
            <text:p>2.273074721643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BUTTERFLY AVG-ARC-AREA-(mm2) <text:s text:c="16"/></text:p>
          </table:table-cell>
          <table:table-cell table:style-name="ce2" office:value-type="float" office:value="0.0000002059054339699" calcext:value-type="float">
            <text:p>2.059054339699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6:00:57.51" calcext:value-type="date">
            <text:p>2023-10-05 16:00:57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0.542664043 seconds. 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0:39:17.795348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8T20:50:51.644220633</dc:date>
    <meta:editing-duration>PT4H40M23S</meta:editing-duration>
    <meta:editing-cycles>46</meta:editing-cycles>
    <meta:generator>LibreOffice/6.4.7.2$Linux_X86_64 LibreOffice_project/40$Build-2</meta:generator>
    <meta:document-statistic meta:table-count="4" meta:cell-count="3012" meta:object-count="0"/>
  </office:meta>
</office:document-meta>
</file>